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90.14pt"/>
    </style:style>
    <style:style style:name="co3" style:family="table-column">
      <style:table-column-properties fo:break-before="auto" style:column-width="85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Watch to Server</text:p>
          </table:table-cell>
          <table:table-cell office:value-type="string" calcext:value-type="string">
            <text:p>Server to Watch</text:p>
          </table:table-cell>
        </table:table-row>
        <table:table-row table:style-name="ro1">
          <table:table-cell office:value-type="string" calcext:value-type="string">
            <text:p>2G-DevelopingRural</text:p>
          </table:table-cell>
          <table:table-cell office:value-type="float" office:value="4434.28250121515" calcext:value-type="float">
            <text:p>4434.28250121515</text:p>
          </table:table-cell>
          <table:table-cell office:value-type="float" office:value="1120.48293355605" calcext:value-type="float">
            <text:p>1120.48293355605</text:p>
          </table:table-cell>
        </table:table-row>
        <table:table-row table:style-name="ro1">
          <table:table-cell office:value-type="string" calcext:value-type="string">
            <text:p>2G-DevelopingUrban</text:p>
          </table:table-cell>
          <table:table-cell office:value-type="float" office:value="4265.85046105226" calcext:value-type="float">
            <text:p>4265.85046105226</text:p>
          </table:table-cell>
          <table:table-cell office:value-type="float" office:value="1065.37719321444" calcext:value-type="float">
            <text:p>1065.37719321444</text:p>
          </table:table-cell>
        </table:table-row>
        <table:table-row table:style-name="ro1">
          <table:table-cell office:value-type="string" calcext:value-type="string">
            <text:p>3G-Average</text:p>
          </table:table-cell>
          <table:table-cell office:value-type="float" office:value="4730.99625084662" calcext:value-type="float">
            <text:p>4730.99625084662</text:p>
          </table:table-cell>
          <table:table-cell office:value-type="float" office:value="1318.46858975953" calcext:value-type="float">
            <text:p>1318.46858975953</text:p>
          </table:table-cell>
        </table:table-row>
        <table:table-row table:style-name="ro1">
          <table:table-cell office:value-type="string" calcext:value-type="string">
            <text:p>3G-Good</text:p>
          </table:table-cell>
          <table:table-cell office:value-type="float" office:value="4652.89176609002" calcext:value-type="float">
            <text:p>4652.89176609002</text:p>
          </table:table-cell>
          <table:table-cell office:value-type="float" office:value="1328.54490746829" calcext:value-type="float">
            <text:p>1328.54490746829</text:p>
          </table:table-cell>
        </table:table-row>
        <table:table-row table:style-name="ro1">
          <table:table-cell office:value-type="string" calcext:value-type="string">
            <text:p>Edge-Average</text:p>
          </table:table-cell>
          <table:table-cell office:value-type="float" office:value="4655.65343861181" calcext:value-type="float">
            <text:p>4655.65343861181</text:p>
          </table:table-cell>
          <table:table-cell office:value-type="float" office:value="1307.67833943838" calcext:value-type="float">
            <text:p>1307.67833943838</text:p>
          </table:table-cell>
        </table:table-row>
        <table:table-row table:style-name="ro1">
          <table:table-cell office:value-type="string" calcext:value-type="string">
            <text:p>Edge-Good</text:p>
          </table:table-cell>
          <table:table-cell office:value-type="float" office:value="4521.074215107" calcext:value-type="float">
            <text:p>4521.074215107</text:p>
          </table:table-cell>
          <table:table-cell office:value-type="float" office:value="1322.47148052402" calcext:value-type="float">
            <text:p>1322.47148052402</text:p>
          </table:table-cell>
        </table:table-row>
        <table:table-row table:style-name="ro1">
          <table:table-cell office:value-type="string" calcext:value-type="string">
            <text:p>Edge-Lossy</text:p>
          </table:table-cell>
          <table:table-cell office:value-type="float" office:value="4364.81484516379" calcext:value-type="float">
            <text:p>4364.81484516379</text:p>
          </table:table-cell>
          <table:table-cell office:value-type="float" office:value="1252.25909896791" calcext:value-type="float">
            <text:p>1252.25909896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9:09:20.046816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03:43.214052145</meta:creation-date>
    <dc:date>2019-04-23T19:06:38.195626462</dc:date>
    <meta:editing-duration>PT2M54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